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hindi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20" calcext:value-type="float">
            <text:p>132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60" calcext:value-type="float">
            <text:p>15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330" calcext:value-type="float">
            <text:p>1330</text:p>
          </table:table-cell>
          <table:table-cell office:value-type="float" office:value="1500" calcext:value-type="float">
            <text:p>150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On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50" calcext:value-type="float">
            <text:p>115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Thalayolaparambu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5200" calcext:value-type="float">
            <text:p>5200</text:p>
          </table:table-cell>
          <table:table-cell office:value-type="float" office:value="5500" calcext:value-type="float">
            <text:p>550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420" calcext:value-type="float">
            <text:p>42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680" calcext:value-type="float">
            <text:p>68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Sargipali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6/05/2020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/04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25" calcext:value-type="float">
            <text:p>162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40" calcext:value-type="float">
            <text:p>1640</text:p>
          </table:table-cell>
          <table:table-cell office:value-type="float" office:value="1600" calcext:value-type="float">
            <text:p>1600</text:p>
          </table:table-cell>
        </table:table-row>
      </table:table>
      <table:table table:name="Tomato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2100" calcext:value-type="float">
            <text:p>2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2/05/202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3/05/202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Chhindwara</text:p>
          </table:table-cell>
          <table:table-cell office:value-type="string" calcext:value-type="string">
            <text:p>Chhindwara(F&amp;V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480" calcext:value-type="float">
            <text:p>1480</text:p>
          </table:table-cell>
          <table:table-cell office:value-type="float" office:value="1520" calcext:value-type="float">
            <text:p>15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30/04/2020</text:p>
          </table:table-cell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1/05/2020</text:p>
          </table:table-cell>
          <table:table-cell office:value-type="float" office:value="860" calcext:value-type="float">
            <text:p>860</text:p>
          </table:table-cell>
          <table:table-cell office:value-type="float" office:value="1020" calcext:value-type="float">
            <text:p>102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2/05/2020</text:p>
          </table:table-cell>
          <table:table-cell office:value-type="float" office:value="725" calcext:value-type="float">
            <text:p>725</text:p>
          </table:table-cell>
          <table:table-cell office:value-type="float" office:value="860" calcext:value-type="float">
            <text:p>86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4/05/202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6/05/202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2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</table:table>
      <table:table table:name="Potato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30/04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1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2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50" calcext:value-type="float">
            <text:p>155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3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4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550" calcext:value-type="float">
            <text:p>155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6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550" calcext:value-type="float">
            <text:p>155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1600" calcext:value-type="float">
            <text:p>1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1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orena(F&amp;V)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table:number-columns-repeated="2" office:value-type="string" calcext:value-type="string">
            <text:p>Rajasamand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/04/2020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590" calcext:value-type="float">
            <text:p>1590</text:p>
          </table:table-cell>
          <table:table-cell office:value-type="float" office:value="1610" calcext:value-type="float">
            <text:p>161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615" calcext:value-type="float">
            <text:p>1615</text:p>
          </table:table-cell>
          <table:table-cell office:value-type="float" office:value="1635" calcext:value-type="float">
            <text:p>163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5/05/2020</text:p>
          </table:table-cell>
          <table:table-cell office:value-type="float" office:value="1625" calcext:value-type="float">
            <text:p>1625</text:p>
          </table:table-cell>
          <table:table-cell office:value-type="float" office:value="1645" calcext:value-type="float">
            <text:p>1645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1/05/2020</text:p>
          </table:table-cell>
          <table:table-cell office:value-type="float" office:value="1630" calcext:value-type="float">
            <text:p>163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2/05/2020</text:p>
          </table:table-cell>
          <table:table-cell office:value-type="float" office:value="1630" calcext:value-type="float">
            <text:p>163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3/05/2020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4/05/2020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2:07:50.622080784</meta:creation-date>
    <dc:date>2020-05-08T22:55:21.156349951</dc:date>
    <meta:editing-duration>PT37M27S</meta:editing-duration>
    <meta:editing-cycles>4</meta:editing-cycles>
    <meta:generator>LibreOffice/6.0.7.3$Linux_X86_64 LibreOffice_project/00m0$Build-3</meta:generator>
    <meta:document-statistic meta:table-count="4" meta:cell-count="2070" meta:object-count="0"/>
  </office:meta>
</office:document-meta>
</file>